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</style:style>
    <style:style style:name="P2" style:family="paragraph" style:parent-style-name="Standard" style:list-style-name="">
      <style:paragraph-properties fo:margin-top="0in" fo:margin-bottom="0.139in" fo:line-height="115%"/>
      <style:text-properties style:font-name="Calibri" fo:font-size="11pt" fo:language="cs" fo:country="CZ" style:font-name-asian="Calibri" style:font-size-asian="11pt" style:font-name-complex="Calibri" style:font-size-complex="11pt"/>
    </style:style>
    <style:style style:name="P3" style:family="paragraph" style:parent-style-name="Standard" style:list-style-name="">
      <style:paragraph-properties fo:margin-top="0in" fo:margin-bottom="0.139in" fo:line-height="115%"/>
      <style:text-properties style:font-name="Calibri" fo:font-size="11pt" fo:language="cs" fo:country="CZ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 style:list-style-name="">
      <style:paragraph-properties fo:margin-top="0in" fo:margin-bottom="0.139in" fo:line-height="115%"/>
      <style:text-properties style:font-name="Calibri" fo:font-size="11pt" fo:language="cs" fo:country="CZ" style:text-underline-style="solid" style:text-underline-width="auto" style:text-underline-color="font-color" style:font-name-asian="Calibri" style:font-size-asian="11pt" style:font-name-complex="Calibri" style:font-size-complex="11pt"/>
    </style:style>
    <style:style style:name="P5" style:family="paragraph" style:parent-style-name="Standard" style:list-style-name="">
      <style:paragraph-properties fo:margin-top="0in" fo:margin-bottom="0.139in" fo:line-height="115%"/>
      <style:text-properties fo:font-size="11pt" style:font-size-asian="11pt" style:font-size-complex="11pt"/>
    </style:style>
    <style:style style:name="P6" style:family="paragraph" style:parent-style-name="Standard" style:list-style-name="">
      <style:paragraph-properties fo:margin-top="0in" fo:margin-bottom="0.139in" fo:line-height="115%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 style:list-style-name="">
      <style:paragraph-properties fo:margin-top="0in" fo:margin-bottom="0.139in" fo:line-height="115%"/>
      <style:text-properties fo:font-size="11pt" style:text-underline-style="solid" style:text-underline-width="auto" style:text-underline-color="font-color" style:font-size-asian="11pt" style:font-size-complex="11pt"/>
    </style:style>
    <style:style style:name="P8" style:family="paragraph" style:parent-style-name="Standard" style:list-style-name="">
      <style:paragraph-properties fo:margin-top="0in" fo:margin-bottom="0.139in" fo:line-height="115%"/>
      <style:text-properties fo:font-size="11pt" fo:language="none" fo:country="none" style:font-size-asian="11pt" style:font-size-complex="11pt"/>
    </style:style>
    <style:style style:name="P9" style:family="paragraph" style:parent-style-name="Standard" style:list-style-name="">
      <style:paragraph-properties fo:margin-top="0in" fo:margin-bottom="0.139in" fo:line-height="115%"/>
      <style:text-properties fo:color="#c0504d" fo:font-size="11pt" style:font-size-asian="11pt" style:font-size-complex="11pt"/>
    </style:style>
    <style:style style:name="P10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1pt" style:font-size-asian="11pt" style:font-size-complex="11pt"/>
    </style:style>
    <style:style style:name="T1" style:family="text">
      <style:text-properties style:font-name="Calibri" fo:font-size="11pt" fo:language="cs" fo:country="CZ" style:font-name-asian="Calibri" style:font-size-asian="11pt" style:font-name-complex="Calibri" style:font-size-complex="11pt"/>
    </style:style>
    <style:style style:name="T2" style:family="text">
      <style:text-properties style:font-name="Calibri" fo:font-size="11pt" fo:language="cs" fo:country="CZ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language="cs" fo:country="CZ" style:font-name-asian="Calibri" style:font-name-complex="Calibri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c0504d" fo:font-size="11pt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#no camel case, use _</text:p>
      <text:p text:style-name="P5"><text:s/><text:span text:style-name="T3">x</text:span></text:p>
      <text:p text:style-name="P2"/>
      <text:p text:style-name="P3">Variables and Data Types</text:p>
      <text:p text:style-name="P1"><text:span text:style-name="T1">name = "John" </text:span><text:span text:style-name="T4"><text:s text:c="4"/></text:span><text:span text:style-name="T1">#</text:span><text:span text:style-name="T4"> </text:span><text:span text:style-name="T1">no need to declare data type</text:span></text:p>
      <text:p text:style-name="P1"><text:span text:style-name="T4">age = 50</text:span><text:span text:style-name="T1"> </text:span><text:span text:style-name="T4"><text:s text:c="16"/></text:span></text:p>
      <text:p text:style-name="P1"><text:span text:style-name="T4">is_male = True</text:span><text:span text:style-name="T1"> <text:s text:c="4"/></text:span><text:span text:style-name="T4"># True/False capital letter</text:span></text:p>
      <text:p text:style-name="P5"/>
      <text:p text:style-name="P6">Functions</text:p>
      <text:p text:style-name="P9">def say_hi(name):</text:p>
      <text:p text:style-name="P9"><text:s text:c="4"/>print("Hello " + name)</text:p>
      <text:p text:style-name="P9">------</text:p>
      <text:p text:style-name="P9"/>
      <text:p text:style-name="P5">len(string) <text:s text:c="19"/>#lenght of String</text:p>
      <text:p text:style-name="P5">str(number) <text:s text:c="16"/>#convert number to String</text:p>
      <text:p text:style-name="P5">int(String) <text:s text:c="19"/>#convert to int</text:p>
      <text:p text:style-name="P5">abs(number) <text:s text:c="15"/>#absolute value</text:p>
      <text:p text:style-name="P5">min(numbers) <text:s text:c="13"/>#get smallest number</text:p>
      <text:p text:style-name="P5">round(number) <text:s text:c="10"/>#rounding number</text:p>
      <text:p text:style-name="P7">from math import *</text:p>
      <text:p text:style-name="P5">floor(number), ceil(number), sqrt(number)</text:p>
      <text:p text:style-name="P5">input ("Enter your name: ") #gets user input, input is String by default</text:p>
      <text:p text:style-name="P5"/>
      <text:p text:style-name="P6">List</text:p>
      <text:p text:style-name="P5">friends = ["Kevin", "Karen","Jim"]</text:p>
      <text:p text:style-name="P1"><text:soft-page-break/><text:span text:style-name="T1">print</text:span><text:span text:style-name="T4">(friends[0]) <text:s text:c="2"/>#prints Kevin</text:span></text:p>
      <text:p text:style-name="P1"><text:span text:style-name="T1">print</text:span><text:span text:style-name="T4">(friends[-1]) <text:s text:c="2"/>#prints Jim</text:span></text:p>
      <text:p text:style-name="P1"><text:span text:style-name="T1">print</text:span><text:span text:style-name="T4">(friends[0:2]) <text:s text:c="2"/>#prints Jim and Karen (range)</text:span></text:p>
      <text:p text:style-name="P4">functions</text:p>
      <text:p text:style-name="P1"><text:span text:style-name="T1">friends.extend</text:span><text:span text:style-name="T4">(another_list) - adds another list to the end</text:span></text:p>
      <text:p text:style-name="P5">friends.append("Lukas") - adds another item to the end</text:p>
      <text:p text:style-name="P5">friends.insert (1, "Lukas")- adds another item to given index</text:p>
      <text:p text:style-name="P5">friends.pop() - removes last element</text:p>
      <text:p text:style-name="P5"/>
      <text:p text:style-name="P6">Tuples</text:p>
      <text:p text:style-name="P1"><text:span text:style-name="T2">-</text:span><text:span text:style-name="T1"> cannot be changed, is final</text:span></text:p>
      <text:p text:style-name="P1"><text:span text:style-name="T4">coordinates = (</text:span><text:span text:style-name="T1">4, 5</text:span><text:span text:style-name="T4">)</text:span><text:span text:style-name="T1"> <text:s text:c="3"/></text:span></text:p>
      <text:p text:style-name="P2"/>
      <text:p text:style-name="P6">Conditionals</text:p>
      <text:p text:style-name="P5">or = ||</text:p>
      <text:p text:style-name="P5">and = &amp;&amp; </text:p>
      <text:p text:style-name="P5"/>
      <text:p text:style-name="P9">if condition:</text:p>
      <text:p text:style-name="P9"><text:s text:c="4"/>actions</text:p>
      <text:p text:style-name="P9">elif condition and not(condition):</text:p>
      <text:p text:style-name="P9"><text:s text:c="4"/>actions</text:p>
      <text:p text:style-name="P9">else:</text:p>
      <text:p text:style-name="P9"><text:s text:c="4"/>actions</text:p>
      <text:p text:style-name="P9">---------</text:p>
      <text:p text:style-name="P9"/>
      <text:p text:style-name="P6"><text:soft-page-break/>Dictionary (like hashmap)</text:p>
      <text:p text:style-name="P6"/>
      <text:p text:style-name="P6">Loops</text:p>
      <text:p text:style-name="P5">for loop = foreach loop</text:p>
      <text:p text:style-name="P9">for letter in "Girraffe Academy":</text:p>
      <text:p text:style-name="P9"><text:s text:c="4"/>print(letter)</text:p>
      <text:p text:style-name="P9"/>
      <text:p text:style-name="P6">Try-Catch</text:p>
      <text:p text:style-name="P9">try:</text:p>
      <text:p text:style-name="P9"><text:s text:c="3"/>whatever</text:p>
      <text:p text:style-name="P9">except ErrorType as err: #error is storred in err</text:p>
      <text:p text:style-name="P9"><text:s text:c="3"/>happens if error</text:p>
      <text:p text:style-name="P9"/>
      <text:p text:style-name="P6">Reading from file</text:p>
      <text:p text:style-name="P5">open("file_name", "r")</text:p>
      <text:p text:style-name="P5"/>
      <text:p text:style-name="P5">w -write</text:p>
      <text:p text:style-name="P5">r - read</text:p>
      <text:p text:style-name="P5">a - append</text:p>
      <text:p text:style-name="P5">r+ -write and read</text:p>
      <text:p text:style-name="P5"/>
      <text:p text:style-name="P6">Modules</text:p>
      <text:p text:style-name="P5"/>
      <text:p text:style-name="P6">Classes and Objects</text:p>
      <text:p text:style-name="P5">class ChinesseChef(Chef) <text:s text:c="2"/>--- class ChinesseChef inheriting from Chef</text:p>
      <text:p text:style-name="P6"><text:soft-page-break/></text:p>
      <text:p text:style-name="P5"/>
      <text:p text:style-name="P5"/>
      <text:p text:style-name="P5"/>
      <text:p text:style-name="P2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alibri" fo:font-size="12pt" fo:language="en" fo:country="US" style:font-name-asian="Calibri" style:font-size-asian="12pt" style:language-asian="en" style:country-asian="US" style:font-name-complex="Calibri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4" meta:paragraph-count="61" meta:word-count="217" meta:character-count="1558"/>
    <dc:date>2019-06-20T21:14:23.13</dc:date>
    <dc:creator>Lukas Krocek</dc:creator>
    <meta:generator>OpenOffice/4.1.6$Win32 OpenOffice.org_project/416m1$Build-9790</meta:generator>
  </office:meta>
</office:document-meta>
</file>